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320349EC25305EF16D1.png" manifest:media-type="image/png"/>
  <manifest:file-entry manifest:full-path="Pictures/10000000000003200000032081AD323942219A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b10" officeooo:paragraph-rsid="000dfb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lack and White:</text:p>
      <text:p text:style-name="Standard"/>
      <text:p text:style-name="Standard"><draw:frame draw:style-name="fr2" draw:name="Image1" text:anchor-type="paragraph" svg:width="6.6929in" svg:height="6.6929in" draw:z-index="1"><draw:image xlink:href="Pictures/10000000000003200000032081AD323942219AF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draw:frame draw:style-name="fr1" draw:name="Image2" text:anchor-type="paragraph" svg:x="0.0311in" svg:y="0.6354in" svg:width="6.6929in" svg:height="6.6929in" draw:z-index="0"><draw:image xlink:href="Pictures/100000000000032000000320349EC25305EF16D1.png" xlink:type="simple" xlink:show="embed" xlink:actuate="onLoad"/></draw:frame>Flipped Vertically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44:28.095162393</meta:creation-date>
    <dc:date>2018-12-03T18:57:21.120203911</dc:date>
    <meta:editing-duration>PT2M5S</meta:editing-duration>
    <meta:editing-cycles>3</meta:editing-cycles>
    <meta:generator>LibreOffice/5.1.6.2$Linux_X86_64 LibreOffice_project/10m0$Build-2</meta:generator>
    <meta:print-date>2018-12-03T18:49:21.413326633</meta:print-date>
    <meta:document-statistic meta:table-count="0" meta:image-count="2" meta:object-count="0" meta:page-count="2" meta:paragraph-count="2" meta:word-count="5" meta:character-count="35" meta:non-whitespace-character-count="32"/>
  </office:meta>
</office:document-meta>
</file>